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Person{</text:p>
      <text:p text:style-name="Standard"><text:s text:c="4"/>String name;</text:p>
      <text:p text:style-name="Standard"><text:s text:c="4"/>int age;</text:p>
      <text:p text:style-name="Standard"><text:s text:c="4"/>Person(){</text:p>
      <text:p text:style-name="Standard"><text:s text:c="8"/>name="Bhavishya";</text:p>
      <text:p text:style-name="Standard"><text:s text:c="8"/>age=19;</text:p>
      <text:p text:style-name="Standard">}</text:p>
      <text:p text:style-name="Standard"><text:s text:c="4"/>public static void main(String[] args){</text:p>
      <text:p text:style-name="Standard"><text:s text:c="4"/>Person a=new Person();</text:p>
      <text:p text:style-name="Standard"><text:s text:c="4"/>System.out.println(a.name);</text:p>
      <text:p text:style-name="Standard"><text:s text:c="4"/>System.out.println(a.age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38:08.682578009</meta:creation-date>
    <dc:date>2024-09-19T10:39:32.601940882</dc:date>
    <meta:editing-duration>PT1M24S</meta:editing-duration>
    <meta:editing-cycles>1</meta:editing-cycles>
    <meta:document-statistic meta:table-count="0" meta:image-count="0" meta:object-count="0" meta:page-count="1" meta:paragraph-count="13" meta:word-count="22" meta:character-count="231" meta:non-whitespace-character-count="174"/>
    <meta:generator>LibreOffice/6.4.7.2$Linux_X86_64 LibreOffice_project/40$Build-2</meta:generator>
  </office:meta>
</office:document-meta>
</file>